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Lucida Sans Typewriter" svg:font-family="'Lucida Sans Typewriter'" style:font-family-generic="modern"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erif"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DejaVu Serif" fo:font-size="13pt" style:font-size-asian="13pt" style:font-size-complex="13pt"/>
    </style:style>
    <style:style style:name="P4" style:family="paragraph" style:parent-style-name="Standard">
      <style:paragraph-properties fo:text-align="center" style:justify-single-word="false"/>
      <style:text-properties style:font-name="DejaVu Serif" fo:font-size="12pt" fo:font-weight="bold" style:font-size-asian="12pt" style:font-weight-asian="bold" style:font-size-complex="12pt" style:font-weight-complex="bold"/>
    </style:style>
    <style:style style:name="P5" style:family="paragraph" style:parent-style-name="Standard">
      <style:paragraph-properties fo:margin-left="0cm" fo:margin-right="0cm" fo:text-indent="0cm" style:auto-text-indent="false"/>
      <style:text-properties style:font-name="Times New Roman" fo:language="en" fo:country="US"/>
    </style:style>
    <style:style style:name="P6" style:family="paragraph" style:parent-style-name="Standard">
      <style:text-properties style:font-name="DejaVu Serif" fo:font-size="12pt" style:font-size-asian="12pt" style:font-size-complex="12pt"/>
    </style:style>
    <style:style style:name="P7" style:family="paragraph" style:parent-style-name="Standard">
      <style:text-properties style:font-name="Times New Roman1" fo:font-size="12pt" style:font-size-asian="12pt" style:font-size-complex="12pt"/>
    </style:style>
    <style:style style:name="P8" style:family="paragraph" style:parent-style-name="Standard">
      <style:paragraph-properties fo:margin-left="1.251cm" fo:margin-right="0cm" fo:text-indent="0cm" style:auto-text-indent="false"/>
      <style:text-properties style:font-name="Times New Roman" fo:font-size="12pt" fo:language="en" fo:country="US" style:font-size-asian="12pt" style:font-size-complex="12pt"/>
    </style:style>
    <style:style style:name="P9" style:family="paragraph" style:parent-style-name="Standard">
      <style:paragraph-properties fo:margin-left="0cm" fo:margin-right="0cm" fo:text-indent="0cm" style:auto-text-indent="false"/>
      <style:text-properties style:font-name="Times New Roman" fo:font-size="12pt" fo:language="en" fo:country="US" style:font-size-asian="12pt" style:font-size-complex="12pt"/>
    </style:style>
    <style:style style:name="P10" style:family="paragraph" style:parent-style-name="Standard">
      <style:paragraph-properties fo:margin-left="0cm" fo:margin-right="0cm" fo:text-indent="0cm" style:auto-text-indent="false"/>
      <style:text-properties style:font-name="Lucida Sans Typewriter" fo:font-size="9pt" fo:language="en" fo:country="US" style:font-size-asian="9pt" style:font-size-complex="9pt"/>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Διαχείριση Δικτύων – Ευφυή Δίκτυα</text:p>
      <text:p text:style-name="P2"/>
      <text:p text:style-name="P1"/>
      <text:p text:style-name="P1">8η Ομάδα Ασκήσεων</text:p>
      <text:p text:style-name="P3"/>
      <text:p text:style-name="P3"/>
      <text:p text:style-name="P2">netmg027</text:p>
      <text:p text:style-name="P3">Αλέξανδρος Μαυρογιάννης</text:p>
      <text:p text:style-name="P3">Αριστοτέλης Πανάρας</text:p>
      <text:p text:style-name="P3"/>
      <text:p text:style-name="P3"/>
      <text:p text:style-name="P2">Απαντήσεις</text:p>
      <text:p text:style-name="P4"/>
      <text:p text:style-name="P4"/>
      <text:p text:style-name="P7">Ακολουθώντας τα βήματα A.1-A.4, δημιουργήσαμε την ζητούμενη συνδεσμολογία μεταξύ xen VMs και με χρήση egre tunnel αντί για gre tunnel, καθώς η χρήση του δεύτερου δεν δημιουργεί τα απαραίτητα interfaces στα VMs.</text:p>
      <text:p text:style-name="P7"/>
      <text:p text:style-name="P7">Β.1) Κάθε κόμβος έχει δύο interfaces: ένα public για την επικοινωνία του μέσω ssh (eth0) και ένα που το συνδέει στον αντίστοιχο κόμβο LAN (eth1). Επίσης, οι κόμβοι που ενώνονται με το egre tunnel έχουν ενα επιπλέον interface για την μεταξύ τους επικοινωνία (eth2)</text:p>
      <text:p text:style-name="P7"/>
      <text:p text:style-name="P7">B.2) Αρχικά, ο προορισμός είναι unreachable. Δημιουργώντας, όμως, τις απαραίτητες εγγραφές στα routing tables όλων των κόμβων και προσδίδοντας χαρακτηριστικά στις ζεύξεις (latency, throughput), τα ping επιτυγχάνουν κανονικά.</text:p>
      <text:p text:style-name="P7"/>
      <text:p text:style-name="P7">Β.3) Το routing table του κόμβου VM-3-NYU που ανήκει στο 10.10.1.0/24 subnet και περιέχει egre interface είναι το ακόλουθο:</text:p>
      <text:p text:style-name="P6"><text:tab/></text:p>
      <text:p text:style-name="P8">default <text:s text:c="6"/><text:tab/><text:tab/> <text:s/>192.86.139.1 <text:s text:c="3"/><text:tab/><text:tab/>0.0.0.0 <text:s text:c="7"/><text:tab/>UG <text:s text:c="3"/>0 <text:s text:c="5"/>0 <text:s text:c="7"/>0 eth0</text:p>
      <text:p text:style-name="P8">VM-1-NYU-lan0 <text:s text:c="2"/><text:tab/><text:tab/>* <text:s text:c="13"/><text:tab/> 255.255.255.255 <text:tab/>UH <text:s text:c="3"/>0 <text:s text:c="5"/>0 <text:s text:c="7"/>0 eth1</text:p>
      <text:p text:style-name="P8">VM-2-NYU-lan0 <text:s text:c="2"/><text:tab/><text:tab/>* <text:s text:c="13"/><text:tab/> 255.255.255.255 <text:tab/>UH <text:s text:c="3"/>0 <text:s text:c="5"/>0 <text:s text:c="7"/>0 eth1</text:p>
      <text:p text:style-name="P8">10.10.2.0 <text:s text:c="5"/><text:tab/><text:tab/> VM-3-Gatech-egr<text:tab/> 255.255.255.0 <text:s text:c="2"/><text:tab/>UG <text:s text:c="3"/>0 <text:s text:c="5"/>0 <text:s text:c="7"/>0 eth2</text:p>
      <text:p text:style-name="P8">192.86.139.0 <text:s text:c="3"/><text:tab/><text:tab/>* <text:s text:c="13"/><text:tab/> 255.255.255.128 <text:tab/> <text:s/>U <text:s text:c="4"/>0 <text:s text:c="5"/>0 <text:s text:c="7"/>0 eth0</text:p>
      <text:p text:style-name="P8">192.168.1.0 <text:s text:c="2"/><text:tab/><text:tab/><text:tab/>* <text:s text:c="14"/><text:tab/>255.255.255.0 <text:s/><text:tab/> <text:s/>U <text:s text:c="4"/>0 <text:s text:c="5"/>0 <text:s text:c="7"/>0 eth2</text:p>
      <text:p text:style-name="P8"/>
      <text:p text:style-name="P9"><text:tab/>Το αποτέλεσμα του traceroute για την διαδρομή μεταξύ των δυο κόμβων 10.10.1.1 και <text:tab/>10.10.2.1 είναι:</text:p>
      <text:p text:style-name="P9"><text:tab/>1<text:tab/>VM-3-NYU-lan0<text:tab/>(10.10.1.3)<text:tab/>0.364 ms<text:tab/>0.360 ms<text:tab/>0.366 ms</text:p>
      <text:p text:style-name="P9"><text:tab/>2<text:tab/>* * *</text:p>
      <text:p text:style-name="P9"><text:tab/>3<text:tab/>10.10.2.1<text:tab/>(10.10.2.1)<text:tab/><text:tab/>44.795 ms<text:tab/>44.809 ms<text:tab/>44.853</text:p>
      <text:p text:style-name="P9"/>
      <text:p text:style-name="P5"><text:span text:style-name="T1">Β.4) Παρατηρούμε οτι οι χρόνοι καθυστέρησης μεταξύ του ίδιου subnet είναι περίπου 350-370 μs, που είναι λογικό καθώς οι κόμβοι του δικτύου βρίσκονται στο ίδιο μηχάνημα, ώς xen VMs. Αντιθέτως, η επικοινωνία μέσω του egre tunnel εισάγει καθυστέρηση περίπου 44-45 ms, και αποτελεί την μεγαλύτερη καθυστέρηση για προορισμούς μεταξύ των δυο υποδικτύων. Αυτή η καθυστέρηση δικαιολογείται λόγω της διαφορετικής τοποθεσίας των aggregate manager που διαχειρίζονται τα δυο </text:span><text:soft-page-break/><text:span text:style-name="T1">υποδίκτυα. Συγκεκριμένα η απόσταση μεταξύ Νέας Υόρκης και Atlanta είναι περίπου 1300 χιλιόμετρα, που δικαιολογεί πλήρως την καθυστέρηση 44 περίπου ms στην μεταξύ τους ζεύξη.</text:span></text:p>
      <text:p text:style-name="P9"/>
      <text:p text:style-name="P9">Β.5) Όπως φαίνεται και από το output του traceroute, δεν μπορούμε να σχεδιάσουμε την τοπολογία διασύνδεσης του GRIX από ένα κόμβο εξωτερικό του δικτύου, όπως τα VMs του GENI, διότι όπως αναφέρεται και στην άσκηση 2, η διασύνδεση γίνεται εσωτερικά στο GRNET, και πακέτα που δεν πληρούν τις προδιαγραφές δρομολογούνται απο προδιαγεγραμμένες διαδρομές.</text:p>
      <text:p text:style-name="P9">Το output του traceroute δείχνει ως εξής:</text:p>
      <text:p text:style-name="P9"/>
      <text:p text:style-name="P10">vm-1-nyu:~% traceroute gr-ix.gr</text:p>
      <text:p text:style-name="P10">traceroute to gr-ix.gr (176.126.38.133), 30 hops max, 60 byte packets</text:p>
      <text:p text:style-name="P10"><text:s/>1 <text:s/>pc3.genirack.nyu.edu (192.86.139.22) <text:s/>0.090 ms <text:s/>0.170 ms <text:s/>0.145 ms</text:p>
      <text:p text:style-name="P10"><text:s/>2 <text:s/>192.86.139.2 (192.86.139.2) <text:s/>0.586 ms <text:s/>0.613 ms <text:s/>0.747 ms</text:p>
      <text:p text:style-name="P10"><text:s/>3 <text:s/>COREGWB-UP-VL2907.NET.NYU.EDU (216.165.101.195) <text:s/>0.822 ms <text:s/>0.843 ms <text:s/>0.890 ms</text:p>
      <text:p text:style-name="P10"><text:s/>4 <text:s/>NYUGWA-VL2906.NET.NYU.EDU (216.165.101.164) <text:s/>0.887 ms <text:s/>0.937 ms <text:s/>1.062 ms</text:p>
      <text:p text:style-name="P10"><text:s/>5 <text:s/>DMZGWA-VL100.NET.NYU.EDU (192.76.177.33) <text:s/>0.834 ms <text:s/>0.881 ms <text:s/>0.945 ms</text:p>
      <text:p text:style-name="P10"><text:s/>6 <text:s/>EXTGWB-VL10.NET.NYU.EDU (192.76.177.12) <text:s/>2.097 ms <text:s/>1.104 ms <text:s/>1.106 ms</text:p>
      <text:p text:style-name="P10"><text:s/>7 <text:s/>nyc-7600-nyu.nysernet.net (199.109.4.21) <text:s/>1.358 ms <text:s/>1.377 ms <text:s/>1.353 ms</text:p>
      <text:p text:style-name="P10"><text:s/>8 <text:s/>internet2-newy-nyc-7600.nysernet.net (199.109.4.154) <text:s/>1.410 ms <text:s/>1.383 ms <text:s/>1.362 ms</text:p>
      <text:p text:style-name="P10"><text:s/>9 <text:s/>198.71.45.237 (198.71.45.237) <text:s/>75.929 ms <text:s/>123.612 ms <text:s/>123.573 ms</text:p>
      <text:p text:style-name="P10">10 <text:s/>ae3.mx1.ams.nl.geant.net (62.40.98.115) <text:s/>88.284 ms <text:s/>88.249 ms <text:s/>100.637 ms</text:p>
      <text:p text:style-name="P10">11 <text:s/>ae0.mx1.fra.de.geant.net (62.40.98.128) <text:s/>95.057 ms <text:s/>107.376 ms <text:s/>95.027 ms</text:p>
      <text:p text:style-name="P10">12 <text:s/>ae1.mx1.gen.ch.geant.net (62.40.98.108) <text:s/>90.811 ms <text:s/>90.912 ms <text:s/>103.186 ms</text:p>
      <text:p text:style-name="P10">13 <text:s/>ae1.mx1.mil2.it.geant.net (62.40.98.113) <text:s/>103.303 ms <text:s/>103.438 ms <text:s/>103.325 ms</text:p>
      <text:p text:style-name="P10">14 <text:s/>ae1.mx1.ath.gr.geant.net (62.40.98.151) <text:s/>199.919 ms <text:s/>160.643 ms <text:s/>148.192 ms</text:p>
      <text:p text:style-name="P10">15 <text:s/>ae1.mx2.ath.gr.geant.net (62.40.112.214) <text:s/>136.259 ms <text:s/>136.374 ms <text:s/>136.181 ms</text:p>
      <text:p text:style-name="P10">16 <text:s/>grnet-gw.mx2.ath.gr.geant.net (62.40.124.90) <text:s/>245.438 ms <text:s/>245.443 ms <text:s/>245.424 ms</text:p>
      <text:p text:style-name="P10">17 <text:s/>r.gr-ix.gr (176.126.38.126) <text:s/>136.258 ms <text:s/>136.033 ms <text:s/>136.172 ms</text:p>
      <text:p text:style-name="P10">18 <text:s/>* * *</text:p>
      <text:p text:style-name="P10">19 <text:s/>* * *</text:p>
      <text:p text:style-name="P10">20 <text:s/>* * *</text:p>
      <text:p text:style-name="P10">21 <text:s/>* * *</text:p>
      <text:p text:style-name="P10">22 <text:s/>* * *</text:p>
      <text:p text:style-name="P10">23 <text:s/>* * *</text:p>
      <text:p text:style-name="P10">24 <text:s/>* * *</text:p>
      <text:p text:style-name="P10">25 <text:s/>* * *</text:p>
      <text:p text:style-name="P10">26 <text:s/>* * *</text:p>
      <text:p text:style-name="P10">27 <text:s/>* * *</text:p>
      <text:p text:style-name="P10">28 <text:s/>* * *</text:p>
      <text:p text:style-name="P10">29 <text:s/>* * *</text:p>
      <text:p text:style-name="P10">30 <text: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Times New Roman" svg:font-family="'Times New Roman'" style:font-family-generic="roman"/>
    <style:font-face style:name="Lucida Sans Typewriter" svg:font-family="'Lucida Sans Typewriter'" style:font-family-generic="modern"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3T16:07:42.451851978</meta:creation-date>
    <dc:date>2014-03-04T20:41:02</dc:date>
    <meta:editing-duration>PT7H48S</meta:editing-duration>
    <meta:editing-cycles>28</meta:editing-cycles>
    <meta:generator>LibreOffice/3.5$Linux_x86 LibreOffice_project/350m1$Build-2</meta:generator>
    <dc:creator>Aristoteles Panaras</dc:creator>
    <meta:document-statistic meta:table-count="0" meta:image-count="0" meta:object-count="0" meta:page-count="2" meta:paragraph-count="56" meta:word-count="591" meta:character-count="4187" meta:non-whitespace-character-count="3309"/>
  </office:meta>
</office:document-meta>
</file>